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" style:family="paragraph" style:parent-style-name="Standard" style:list-style-name="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 style:list-style-name="">
      <style:paragraph-properties fo:text-align="center" style:justify-single-word="false" style:text-autospace="none"/>
      <style:text-properties style:font-name="TimesNewRomanPSMT" fo:font-size="16pt" style:font-name-asian="TimesNewRomanPSMT" style:font-size-asian="16pt" style:font-name-complex="TimesNewRomanPSMT" style:font-size-complex="16pt"/>
    </style:style>
    <style:style style:name="P4" style:family="paragraph" style:parent-style-name="Standard" style:list-style-name="">
      <style:paragraph-properties fo:text-align="center" style:justify-single-word="false" style:text-autospace="none"/>
      <style:text-properties style:font-name="TimesNewRomanPSMT" fo:font-size="16pt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P5" style:family="paragraph" style:parent-style-name="Standard" style:list-style-name="">
      <style:paragraph-properties fo:text-align="justify" style:justify-single-word="false" style:text-autospace="none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RUCTION AND MANUAL FOR FLOOT </text:p>
      <text:p text:style-name="P3">first app which converts fluka files into .root <text:s/></text:p>
      <text:p text:style-name="P1"/>
      <text:p text:style-name="P2">FLOOT was developed and tested on Linux OX so as this instruction.</text:p>
      <text:p text:style-name="P2"/>
      <text:p text:style-name="P2">1. Download FLUKA_GUI from https://github.com/PatrykPasterny/PITE_Project</text:p>
      <text:p text:style-name="P2">2. Inside FLUKA_GUI type 'python FLOOT_2-1.py'</text:p>
      <text:p text:style-name="P2">3. Using CHANGE DIRECTORY choose directory where you store your FLUKA .dat and .lis files</text:p>
      <text:p text:style-name="P2">3. Using arrows or mouse double click choose file, which you would like to convert or convert and plot.</text:p>
      <text:p text:style-name="P2">4. You can also use CONVERT ALL DIRECTIORY option to convert all Fluka files in choosen directory</text:p>
      <text:p text:style-name="P2">5. If you have any problems click HELP button</text:p>
      <text:p text:style-name="P2">8. If you want to change directory you can always just click CHANGE DIRECTORY button again.</text:p>
      <text:p text:style-name="P2">9. Every time you convert or convert and plot file text above file tree will inform you if the</text:p>
      <text:p text:style-name="P2">convertion ended.</text:p>
      <text:p text:style-name="P5"><text:span text:style-name="T1">10. If you want to exit FLOOT just click QUIT butt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2T12:08:16.26</meta:creation-date>
    <meta:document-statistic meta:table-count="0" meta:image-count="0" meta:object-count="0" meta:page-count="1" meta:paragraph-count="13" meta:word-count="144" meta:character-count="856"/>
    <dc:date>2017-11-12T12:16:46.40</dc:date>
    <meta:editing-duration>PT8M30S</meta:editing-duration>
    <meta:editing-cycles>1</meta:editing-cycles>
    <meta:generator>OpenOffice/4.1.2$Win32 OpenOffice.org_project/412m3$Build-9782</meta:generator>
  </office:meta>
</office:document-meta>
</file>